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Mono1" svg:font-family="'Liberation Mono'" style:font-pitch="fixed"/>
    <style:font-face style:name="Liberation Mono" svg:font-family="'Liberation Mono'" style:font-adornments="Regular" style:font-pitch="fixed"/>
    <style:font-face style:name="Liberation Mono2"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text-properties fo:font-size="16pt" style:font-size-asian="14pt" style:font-size-complex="16pt"/>
    </style:style>
    <style:style style:name="P3" style:family="paragraph" style:parent-style-name="Heading_20_1">
      <style:paragraph-properties fo:break-before="page"/>
      <style:text-properties fo:font-size="16pt" style:font-size-asian="14pt" style:font-size-complex="16pt"/>
    </style:style>
    <style:style style:name="P4" style:family="paragraph" style:parent-style-name="author">
      <style:paragraph-properties fo:text-align="center" style:justify-single-word="false"/>
      <style:text-properties style:font-name="Liberation Sans" fo:font-weight="bold" style:font-weight-asian="bold" style:font-weight-complex="bold"/>
    </style:style>
    <style:style style:name="P5" style:family="paragraph" style:parent-style-name="Subtitle">
      <style:text-properties fo:font-size="24pt" fo:font-style="normal" fo:font-weight="bold" style:font-size-asian="24pt" style:font-style-asian="normal" style:font-weight-asian="bold" style:font-size-complex="24pt" style:font-style-complex="normal" style:font-weight-complex="bold"/>
    </style:style>
    <style:style style:name="P6" style:family="paragraph" style:parent-style-name="Title">
      <style:text-properties fo:font-size="32pt" style:font-size-asian="32pt" style:font-size-complex="32pt"/>
    </style:style>
    <style:style style:name="P7" style:family="paragraph" style:parent-style-name="Text_20_body">
      <style:text-properties style:font-name="Liberation Mono1"/>
    </style:style>
    <style:style style:name="P8" style:family="paragraph" style:parent-style-name="Text_20_body">
      <style:text-properties style:font-name="Liberation Sans"/>
    </style:style>
    <style:style style:name="P9" style:family="paragraph" style:parent-style-name="List_20_1" style:list-style-name="L1"/>
    <style:style style:name="P10" style:family="paragraph" style:parent-style-name="List_20_1" style:list-style-name="L1"/>
    <style:style style:name="P11" style:family="paragraph" style:parent-style-name="List_20_1" style:list-style-name="L1"/>
    <style:style style:name="P12" style:family="paragraph" style:parent-style-name="List_20_1" style:list-style-name="L1"/>
    <style:style style:name="P13" style:family="paragraph" style:parent-style-name="List_20_1" style:list-style-name="L1"/>
    <style:style style:name="P14" style:family="paragraph" style:parent-style-name="List_20_1" style:list-style-name="L1"/>
    <style:style style:name="P15" style:family="paragraph" style:parent-style-name="List_20_1" style:list-style-name="L1"/>
    <style:style style:name="P16" style:family="paragraph" style:parent-style-name="List_20_1" style:list-style-name="L2"/>
    <style:style style:name="P17" style:family="paragraph" style:parent-style-name="List_20_1" style:list-style-name="L2"/>
    <style:style style:name="P18" style:family="paragraph" style:parent-style-name="List_20_1" style:list-style-name="L2"/>
    <style:style style:name="P19" style:family="paragraph" style:parent-style-name="List_20_1" style:list-style-name="L2"/>
    <style:style style:name="P20" style:family="paragraph" style:parent-style-name="List_20_1" style:list-style-name="L2"/>
    <style:style style:name="P21" style:family="paragraph" style:parent-style-name="List_20_1" style:list-style-name="L2"/>
    <style:style style:name="P22" style:family="paragraph" style:parent-style-name="List_20_1" style:list-style-name="L2"/>
    <style:style style:name="P23" style:family="paragraph" style:parent-style-name="List_20_1" style:list-style-name="L3"/>
    <style:style style:name="P24" style:family="paragraph" style:parent-style-name="List_20_1" style:list-style-name="L3"/>
    <style:style style:name="P25" style:family="paragraph" style:parent-style-name="List_20_1" style:list-style-name="L3"/>
    <style:style style:name="P26" style:family="paragraph" style:parent-style-name="List_20_1" style:list-style-name="L3"/>
    <style:style style:name="P27" style:family="paragraph" style:parent-style-name="List_20_1" style:list-style-name="L3"/>
    <style:style style:name="P28" style:family="paragraph" style:parent-style-name="List_20_1" style:list-style-name="L4"/>
    <style:style style:name="P29" style:family="paragraph" style:parent-style-name="List_20_1" style:list-style-name="L4"/>
    <style:style style:name="P30" style:family="paragraph" style:parent-style-name="List_20_1" style:list-style-name="L4"/>
    <style:style style:name="P31" style:family="paragraph" style:parent-style-name="List_20_1" style:list-style-name="L4"/>
    <style:style style:name="P32" style:family="paragraph" style:parent-style-name="List_20_1" style:list-style-name="L5"/>
    <style:style style:name="P33" style:family="paragraph" style:parent-style-name="List_20_1" style:list-style-name="L5"/>
    <style:style style:name="P34" style:family="paragraph" style:parent-style-name="List_20_1" style:list-style-name="L5"/>
    <style:style style:name="P35" style:family="paragraph" style:parent-style-name="List_20_1" style:list-style-name="L6"/>
    <style:style style:name="P36" style:family="paragraph" style:parent-style-name="List_20_1" style:list-style-name="L6"/>
    <style:style style:name="P37" style:family="paragraph" style:parent-style-name="List_20_1" style:list-style-name="L6"/>
    <style:style style:name="P38" style:family="paragraph" style:parent-style-name="List_20_1" style:list-style-name="L7"/>
    <style:style style:name="P39" style:family="paragraph" style:parent-style-name="List_20_1" style:list-style-name="L7"/>
    <style:style style:name="P40" style:family="paragraph" style:parent-style-name="List_20_1" style:list-style-name="L8"/>
    <style:style style:name="P41" style:family="paragraph" style:parent-style-name="List_20_1" style:list-style-name="L8"/>
    <style:style style:name="P42" style:family="paragraph" style:parent-style-name="List_20_1" style:list-style-name="L9"/>
    <style:style style:name="P43" style:family="paragraph" style:parent-style-name="List_20_1" style:list-style-name="L9"/>
    <style:style style:name="P44" style:family="paragraph" style:parent-style-name="List_20_1" style:list-style-name="L9"/>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Liberation Mono1"/>
    </style:style>
    <style:style style:name="T4" style:family="text">
      <style:text-properties style:font-name="Liberation Mono1" fo:language="en" fo:country="US"/>
    </style:style>
    <style:style style:name="T5" style:family="text">
      <style:text-properties style:font-name="Liberation Mono1" fo:font-style="normal" style:font-style-asian="normal" style:font-style-complex="normal"/>
    </style:style>
    <style:style style:name="T6" style:family="text">
      <style:text-properties style:font-name="Liberation Mono1" fo:font-style="normal" fo:font-weight="bold" style:font-style-asian="normal" style:font-weight-asian="bold" style:font-style-complex="normal" style:font-weight-complex="bold"/>
    </style:style>
    <style:style style:name="T7" style:family="text">
      <style:text-properties fo:font-size="12pt" style:font-size-asian="12pt" style:font-size-complex="12pt"/>
    </style:style>
    <style:style style:name="T8" style:family="text">
      <style:text-properties fo:language="it" fo:country="IT"/>
    </style:style>
    <style:style style:name="T9" style:family="text">
      <style:text-properties style:text-underline-style="solid" style:text-underline-width="auto" style:text-underline-color="font-color"/>
    </style:style>
    <style:style style:name="T10" style:family="text">
      <style:text-properties style:font-name="Liberation Mono1"/>
    </style:style>
    <text:list-style style:name="L1">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5">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7">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8">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9">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Laue Lens Library</text:p>
      <text:p text:style-name="P5">Guida per l'utente</text:p>
      <text:p text:style-name="P4">Alessandro Pisa</text:p>
      <text:p text:style-name="P4">pisa@fe.infn.it</text:p>
      <text:p text:style-name="P1"/>
      <text:p text:style-name="P1">31 Marzo 2008</text:p>
      <text:list text:style-name="Numbering_20_1">
        <text:list-header>
          <text:p text:style-name="P2"/>
        </text:list-header>
        <text:list-item>
          <text:p text:style-name="P3">Introduzione</text:p>
        </text:list-item>
      </text:list>
      <text:p text:style-name="Text_20_body">Questo manuale descrive il software da me sviluppato negli ultimi anni per la ricerca sulle Lenti di Laue (<text:span text:style-name="T2">LL</text:span>). Il codice è scritto in Python secondo e segue gli standard di codifica previsti dalla <text:span text:style-name="T2">PEP 257</text:span><text:note text:id="ftn1" text:note-class="footnote"><text:note-citation>1</text:note-citation><text:note-body><text:p text:style-name="Footnote">http://www.python.org/dev/peps/pep-0257/</text:p></text:note-body></text:note>.</text:p>
      <text:p text:style-name="Text_20_body">Tale caratteristica rende possibile utilizzare il programma <text:span text:style-name="T3">pydoc</text:span><text:note text:id="ftn2" text:note-class="footnote"><text:note-citation>2</text:note-citation><text:note-body><text:p text:style-name="Footnote">http://docs.python.org/lib/module-pydoc.html</text:p></text:note-body></text:note> per avere una descrizione rapida e immediata delle funzioni e delle classi del programma.</text:p>
      <text:p text:style-name="Text_20_body">Il programma è stato sviluppato in maniera da poter accettare i seguenti parametri di ingresso:</text:p>
      <text:list text:style-name="L1">
        <text:list-item>
          <text:p text:style-name="P9">Lunghezza focale;</text:p>
        </text:list-item>
        <text:list-item>
          <text:p text:style-name="P9">Banda di lavoro;</text:p>
        </text:list-item>
        <text:list-item>
          <text:p text:style-name="P9">Materiale da utilizzare per i cristalli e sue caratteristiche fisiche;</text:p>
        </text:list-item>
        <text:list-item>
          <text:p text:style-name="P9">Lunghezza e larghezza dei cristalli;</text:p>
        </text:list-item>
        <text:list-item>
          <text:p text:style-name="P9">Algoritmo di distribuzione dei cristalli;</text:p>
        </text:list-item>
        <text:list-item>
          <text:p text:style-name="P9">Eventuali limitazioni definite dall'utente;</text:p>
        </text:list-item>
        <text:list-item>
          <text:p text:style-name="P9">Offset della sorgente;</text:p>
        </text:list-item>
      </text:list>
      <text:p text:style-name="Text_20_body">e con il fine di fornire i seguenti risultati:</text:p>
      <text:list text:style-name="L2">
        <text:list-item>
          <text:p text:style-name="P16">Posizioni e dimensioni dei cristalli nella lente;</text:p>
        </text:list-item>
        <text:list-item>
          <text:p text:style-name="P16">Peso e volume dei cristalli;</text:p>
        </text:list-item>
        <text:list-item>
          <text:p text:style-name="P16">Area efficacie;</text:p>
        </text:list-item>
        <text:list-item>
          <text:p text:style-name="P16">Sensibilità;</text:p>
        </text:list-item>
        <text:list-item>
          <text:p text:style-name="P16"><text:span text:style-name="T1">Focusing</text:span> <text:span text:style-name="T1">factor;</text:span></text:p>
        </text:list-item>
        <text:list-item>
          <text:p text:style-name="P16"><text:span text:style-name="T1">Equivalent</text:span> <text:span text:style-name="T1">surface;</text:span></text:p>
        </text:list-item>
        <text:list-item>
          <text:p text:style-name="P16"><text:span text:style-name="T1">Point</text:span> Spread Function per sorgenti in asse o fuori asse.</text:p>
        </text:list-item>
      </text:list>
      <text:p text:style-name="Text_20_body">L'architettura del codice e' stata studiata con attenzione per soddisfare le seguenti richieste:</text:p>
      <text:list text:style-name="L3">
        <text:list-item>
          <text:p text:style-name="P23">Facilità di utilizzo;</text:p>
        </text:list-item>
        <text:list-item>
          <text:p text:style-name="P23">Flessibilità;</text:p>
        </text:list-item>
        <text:list-item>
          <text:p text:style-name="P23">Modularità;</text:p>
        </text:list-item>
        <text:list-item>
          <text:p text:style-name="P23">Riusabilità del codice;</text:p>
        </text:list-item>
        <text:list-item>
          <text:p text:style-name="P23">Input/Output semplificato.</text:p>
        </text:list-item>
      </text:list>
      <text:p text:style-name="Text_20_body">A tal fine il software si può immaginare costituito da strati. L'utente che volesse usare il programma nel modo standard dovrà interagire solo con lo strato più' esterno, senza curarsi di quelli più interni.</text:p>
      <text:p text:style-name="Text_20_body">Per richieste non standard sarà richiesta l'interazione con gli strati più interni del codice.</text:p>
      <text:list text:style-name="Numbering_20_1" text:continue-numbering="true">
        <text:list-item>
          <text:p text:style-name="Heading_20_1">Il modulo Lenses</text:p>
        </text:list-item>
      </text:list>
      <text:p text:style-name="Text_20_body">L'utente dovrà interagire principale con il modulo della libreria chiamato <text:span text:style-name="T3">Lenses</text:span>. Tale modulo contiene la definizione della classe <text:span text:style-name="T3">Generic</text:span>, e delle seguenti classi da essa derivate:</text:p>
      <text:list text:style-name="L4">
        <text:list-item>
          <text:p text:style-name="P28"><text:span text:style-name="T3">Spiral</text:span>;</text:p>
        </text:list-item>
        <text:list-item>
          <text:p text:style-name="P28"><text:span text:style-name="T3">Ring</text:span>;</text:p>
        </text:list-item>
        <text:list-item>
          <text:p text:style-name="P28"><text:span text:style-name="T3">Rings</text:span>;</text:p>
        </text:list-item>
        <text:list-item>
          <text:p text:style-name="P28"><text:span text:style-name="T3">SingleXtal</text:span>;</text:p>
        </text:list-item>
      </text:list>
      <text:p text:style-name="Text_20_body">Ogni classe, compresa <text:span text:style-name="T3">Generic</text:span>, vuole emulare una lente costruita secondo determinati principi. Una spiegazione dettagliata delle classi viene fornita nella sezione 4.1.</text:p>
      <text:p text:style-name="Text_20_body">In quasi tutti i casi le classi derivate sono alternative alla classe <text:span text:style-name="T3">Generic</text:span> che non differiscono in termini di output e di sintassi, ma che permettono di diminuire drasticamente il tempo di calcolo sfruttando algoritmi ottimizzati. Per esempio una lente ad anelli può essere simulata sia utilizzando opportunamente la classe <text:span text:style-name="T3">Generic</text:span> che la classe <text:span text:style-name="T3">Rings</text:span>, ma quest'ultima fornirà i risultati in tempo inferiore poiché nel calcolo sfrutterà opportunamente la simmetria cilindrica dell'oggetto in questione.</text:p>
      <text:list text:style-name="Numbering_20_1" text:continue-numbering="true">
        <text:list-item>
          <text:p text:style-name="Heading_20_1">Utilizzo del programma</text:p>
        </text:list-item>
      </text:list>
      <text:p text:style-name="Text_20_body">Il programma può essere utilizzato in 3 modi:</text:p>
      <text:list text:style-name="L5">
        <text:list-item>
          <text:p text:style-name="P32">Facendo eseguire i comandi dall'interprete Python;</text:p>
        </text:list-item>
        <text:list-item>
          <text:p text:style-name="P32">Creando uno script eseguibile;</text:p>
        </text:list-item>
        <text:list-item>
          <text:p text:style-name="P32">Usando una shell interattiva.</text:p>
        </text:list-item>
      </text:list>
      <text:p text:style-name="Text_20_body">Tali procedure sono le stesse adottate dalla maggior parte dei linguaggi di programmazione standard. Per una panoramica dell'argomento relativa a Python si rimanda alla lettura del Python Tutorial<text:note text:id="ftn3" text:note-class="footnote"><text:note-citation>3</text:note-citation><text:note-body><text:p text:style-name="Footnote">http://docs.python.org/tut/tut.html</text:p></text:note-body></text:note>.</text:p>
      <text:p text:style-name="Text_20_body">Esempio: Ecco un esempio di come funziona il codice spiegato riga per riga.</text:p>
      <text:p text:style-name="Standard"/>
      <text:p text:style-name="source"><text:span text:style-name="Source_20_Text">[ale@gri ~]$python</text:span></text:p>
      <text:p text:style-name="source"><text:span text:style-name="Source_20_Text">Python 2.5.1 (r251:54863, Jan 14 2008, 11:52:06)</text:span></text:p>
      <text:p text:style-name="source"><text:span text:style-name="Source_20_Text">[GCC 4.2.2 20070909 (prerelease) (4.2.2-0.RC.1mdv2008.0)] on linux2</text:span></text:p>
      <text:p text:style-name="source"><text:span text:style-name="Source_20_Text">Type "help", "copyright", "credits" or "license" for more information.</text:span></text:p>
      <text:p text:style-name="source"><text:span text:style-name="Source_20_Text">&gt;&gt;&gt; from Laue import Lenses</text:span></text:p>
      <text:p text:style-name="source"><text:span text:style-name="Source_20_Text">&gt;&gt;&gt; lens=Lenses.Generic()</text:span></text:p>
      <text:p text:style-name="source"><text:span text:style-name="Source_20_Text">&gt;&gt;&gt; print lens</text:span></text:p>
      <text:p text:style-name="source"><text:span text:style-name="Source_20_Text">Geometry: <text:s text:c="16"/>spiral</text:span></text:p>
      <text:p text:style-name="source"><text:span text:style-name="Source_20_Text">Profile: <text:s text:c="17"/>spherical</text:span></text:p>
      <text:p text:style-name="source"><text:span text:style-name="Source_20_Text">Thickness profile: <text:s text:c="7"/>fixed</text:span></text:p>
      <text:p text:style-name="source"><text:span text:style-name="Source_20_Text">Thickness threshold: <text:s text:c="5"/>(0, 10)</text:span></text:p>
      <text:p text:style-name="source"><text:span text:style-name="Source_20_Text">Thickness factor: <text:s text:c="8"/>1.0</text:span></text:p>
      <text:p text:style-name="source"><text:span text:style-name="Source_20_Text">Focal Length: <text:s text:c="12"/>2.0 m</text:span></text:p>
      <text:p text:style-name="source"><text:span text:style-name="Source_20_Text">Inner/Outer radius: <text:s text:c="6"/>0.0198022596511/0.118864548854 m</text:span></text:p>
      <text:p text:style-name="source"><text:span text:style-name="Source_20_Text">Z (Atomic number): <text:s text:c="7"/>29</text:span></text:p>
      <text:p text:style-name="source"><text:span text:style-name="Source_20_Text">Energy range: <text:s text:c="12"/>[100, 600] keV</text:span></text:p>
      <text:p text:style-name="source"><text:span text:style-name="Source_20_Text">hkl: <text:s text:c="21"/>(1,1,1)</text:span></text:p>
      <text:p text:style-name="source"><text:span text:style-name="Source_20_Text">d_hkl: <text:s text:c="19"/>2.08706348809 A</text:span></text:p>
      <text:p text:style-name="source"><text:span text:style-name="Source_20_Text">Cell volume: <text:s text:c="13"/>47.2377130159 A^3</text:span></text:p>
      <text:p text:style-name="source"><text:span text:style-name="Source_20_Text">Structure factor: <text:s text:c="8"/>88.2881011963</text:span></text:p>
      <text:p text:style-name="source"><text:span text:style-name="Source_20_Text">Microcrystal size: <text:s text:c="7"/>0.0 micron</text:span></text:p>
      <text:p text:style-name="source"><text:span text:style-name="Source_20_Text">A_0 constant: <text:s text:c="12"/>0.0 keV</text:span></text:p>
      <text:p text:style-name="source"><text:span text:style-name="Source_20_Text">Material factor constant: 5.04344594644 cm^-1</text:span></text:p>
      <text:p text:style-name="source"><text:span text:style-name="Source_20_Text">Crystal tile size: <text:s text:c="7"/>1x1x0.4 cm^3</text:span></text:p>
      <text:p text:style-name="source"><text:span text:style-name="Source_20_Text">Number of crystals: <text:s text:c="6"/>198</text:span></text:p>
      <text:p text:style-name="source"><text:span text:style-name="Source_20_Text">Filling factor: <text:s text:c="10"/>0.409238210167</text:span></text:p>
      <text:p text:style-name="source"><text:span text:style-name="Source_20_Text">Crystals volume: <text:s text:c="9"/>79.2 cm^3</text:span></text:p>
      <text:p text:style-name="source"><text:span text:style-name="Source_20_Text">Crystals weight: <text:s text:c="9"/>0.706464 kg</text:span></text:p>
      <text:p text:style-name="source"><text:span text:style-name="Source_20_Text">mosaicity (FWHM): <text:s text:c="8"/>1.0 arcmin</text:span></text:p>
      <text:p text:style-name="source"><text:span text:style-name="Source_20_Text">Frame width: <text:s text:c="13"/>0.2 cm</text:span></text:p>
      <text:p text:style-name="source"><text:span text:style-name="Source_20_Text">Misorientation (FWHM): <text:s text:c="3"/>0.0 arcmin</text:span></text:p>
      <text:p text:style-name="source"><text:span text:style-name="Source_20_Text">&gt;&gt;&gt;</text:span></text:p>
      <text:p text:style-name="Standard"/>
      <text:p text:style-name="source"><text:span text:style-name="Source_20_Text">[ale@gri ~]$python</text:span></text:p>
      <text:p text:style-name="source"><text:span text:style-name="Source_20_Text">Python 2.5.1 (r251:54863, Jan 14 2008, 11:52:06)</text:span></text:p>
      <text:p text:style-name="source"><text:span text:style-name="Source_20_Text">[GCC 4.2.2 20070909 (prerelease) (4.2.2-0.RC.1mdv2008.0)] on linux2</text:span></text:p>
      <text:p text:style-name="source"><text:span text:style-name="Source_20_Text">Type "help", "copyright", "credits" or "license" for more information.</text:span></text:p>
      <text:p text:style-name="Standard"/>
      <text:p text:style-name="Text_20_body">Inizialmente apriamo una shell Python con il comando omonimo (<text:span text:style-name="Source_20_Text"><text:span text:style-name="T7">python</text:span></text:span>). In seguito al caricamento vengono mostrate informazioni di base sulla eseguibile e infine viene ritornato il classico prompt Python (<text:span text:style-name="Source_20_Text"><text:span text:style-name="T7">&gt;&gt;&gt;</text:span></text:span>).</text:p>
      <text:p text:style-name="source"><text:span text:style-name="Source_20_Text">&gt;&gt;&gt; from LLL import Lenses</text:span></text:p>
      <text:p text:style-name="Text_20_body">Successivamente importiamo dalla libreria Laue le lenti e ci apprestiamo ad inizializzarne una che verrà immagazzinata in una variabile a nostro piacere (in questo caso <text:span text:style-name="T3">lens</text:span>)</text:p>
      <text:p text:style-name="source"><text:span text:style-name="Source_20_Text">&gt;&gt;&gt; lens=Lenses.Generic()</text:span></text:p>
      <text:p text:style-name="Text_20_body">Ora l'oggetto <text:span text:style-name="T3">lens</text:span> è a nostra disposizione. Per conoscere le informazioni relative a questo oggetto è sufficiente il comando:</text:p>
      <text:p text:style-name="source"><text:span text:style-name="Source_20_Text">&gt;&gt;&gt; print lens</text:span></text:p>
      <text:p text:style-name="Text_20_body">Molte di queste informazioni sono proprietà dell'oggetto.</text:p>
      <text:p text:style-name="source"><text:span text:style-name="Source_20_Text">Geometry: <text:s text:c="16"/>spiral</text:span></text:p>
      <text:p text:style-name="source"><text:span text:style-name="Source_20_Text">Profile: <text:s text:c="17"/>spherical</text:span></text:p>
      <text:p text:style-name="source"><text:span text:style-name="Source_20_Text">Thickness profile: <text:s text:c="7"/>fixed</text:span></text:p>
      <text:p text:style-name="source"><text:span text:style-name="Source_20_Text">Thickness threshold: <text:s text:c="5"/>(0, 10)</text:span></text:p>
      <text:p text:style-name="source"><text:span text:style-name="Source_20_Text">Thickness factor: <text:s text:c="8"/>1.0</text:span></text:p>
      <text:p text:style-name="source"><text:span text:style-name="Source_20_Text">Focal Length: <text:s text:c="12"/>2.0 m</text:span></text:p>
      <text:p text:style-name="source"><text:span text:style-name="Source_20_Text">Inner/Outer radius: <text:s text:c="6"/>0.0198022596511/0.118864548854 m</text:span></text:p>
      <text:p text:style-name="source"><text:span text:style-name="Source_20_Text">Z (Atomic number): <text:s text:c="7"/>29</text:span></text:p>
      <text:p text:style-name="source"><text:span text:style-name="Source_20_Text">Energy range: <text:s text:c="12"/>[100, 600] keV</text:span></text:p>
      <text:p text:style-name="source"><text:span text:style-name="Source_20_Text">hkl: <text:s text:c="21"/>(1,1,1)</text:span></text:p>
      <text:p text:style-name="source"><text:span text:style-name="Source_20_Text">d_hkl: <text:s text:c="19"/>2.08706348809 A</text:span></text:p>
      <text:p text:style-name="source"><text:span text:style-name="Source_20_Text">Cell volume: <text:s text:c="13"/>47.2377130159 A^3</text:span></text:p>
      <text:p text:style-name="source"><text:span text:style-name="Source_20_Text">Structure factor: <text:s text:c="8"/>88.2881011963</text:span></text:p>
      <text:p text:style-name="source"><text:span text:style-name="Source_20_Text">Microcrystal size: <text:s text:c="7"/>0.0 micron</text:span></text:p>
      <text:p text:style-name="source"><text:span text:style-name="Source_20_Text">A_0 constant: <text:s text:c="12"/>0.0 keV</text:span></text:p>
      <text:p text:style-name="source"><text:span text:style-name="Source_20_Text">Material factor constant: 5.04344594644 cm^-1</text:span></text:p>
      <text:p text:style-name="source"><text:span text:style-name="Source_20_Text">Crystal tile size: <text:s text:c="7"/>1x1x0.4 cm^3</text:span></text:p>
      <text:p text:style-name="source"><text:span text:style-name="Source_20_Text">Number of crystals: <text:s text:c="6"/>198</text:span></text:p>
      <text:p text:style-name="source"><text:span text:style-name="Source_20_Text">Filling factor: <text:s text:c="10"/>0.409238210167</text:span></text:p>
      <text:p text:style-name="source"><text:span text:style-name="Source_20_Text">Crystals volume: <text:s text:c="9"/>79.2 cm^3</text:span></text:p>
      <text:p text:style-name="source"><text:span text:style-name="Source_20_Text">Crystals weight: <text:s text:c="9"/>0.706464 kg</text:span></text:p>
      <text:p text:style-name="source"><text:span text:style-name="Source_20_Text">mosaicity (FWHM): <text:s text:c="8"/>1.0 arcmin</text:span></text:p>
      <text:p text:style-name="source"><text:span text:style-name="Source_20_Text">Frame width: <text:s text:c="13"/>0.2 cm</text:span></text:p>
      <text:p text:style-name="source"><text:span text:style-name="Source_20_Text">Misorientation (FWHM): <text:s text:c="3"/>0.0 arcmin</text:span></text:p>
      <text:p text:style-name="Text_20_body">L'oggetto in questione viene inizializzato con parametri di default che è possibile modificare all'atto della chiamata del costruttore, come si vedrà in seguito.</text:p>
      <text:list text:style-name="Numbering_20_1" text:continue-numbering="true">
        <text:list-item>
          <text:p text:style-name="Heading_20_1">Descrizione delle classi principali contenute nella libreria</text:p>
        </text:list-item>
      </text:list>
      <text:p text:style-name="Text_20_body">La peculiarità della Laue <text:span text:style-name="T1">Lens</text:span> <text:span text:style-name="T1">Library</text:span> risiede nel fatto che è possibile risposte alle domande che più frequentemente si ripropongono nello studio delle lenti di Laue con poche righe di codice. Questo è permesso dal fatto che in libreria sono disponibili oggetti corrispondenti alle lenti che più comunemente vengono simulate e che grazie a queste è possibile realizzare nuove lenti dalle caratteristiche più eterogenee mediante il meccanismo della ereditarietà.</text:p>
      <text:list text:style-name="Numbering_20_1" text:continue-numbering="true">
        <text:list-item>
          <text:list text:continue-numbering="true">
            <text:list-item>
              <text:p text:style-name="Heading_20_2"><text:span text:style-name="Numbering_20_Symbols">Generic</text:span></text:p>
            </text:list-item>
          </text:list>
        </text:list-item>
      </text:list>
      <text:p text:style-name="Text_20_body">Come visto nell'esempio precedente creare una lente di tipo <text:span text:style-name="T4">Generic</text:span> e' equivalente a chiamarne il costruttore. Il costruttore può essere invocato con argomenti opzionali. Gli argomenti opzionali sono i seguenti<text:note text:id="ftn0" text:note-class="footnote"><text:note-citation>4</text:note-citation><text:note-body><text:p text:style-name="Text_20_body">Tra parentesi viene indicato il valore di default</text:p></text:note-body></text:note>:</text:p>
      <text:p text:style-name="Text_20_body"><text:span text:style-name="T3">name (“lens”)</text:span>: una stringa identificativa del nome della lente. Tale stringa verrà usata come prefisso dei nomi dei file di output.</text:p>
      <text:p text:style-name="Text_20_body"><text:span text:style-name="T3">geo (“spiral”)</text:span>: una stringa identificativa dell'algoritmo di disposizione dei cristalli. I valori che questa stringa può' assumere sono: <text:span text:style-name="T3">”spiral”</text:span>, <text:span text:style-name="T3">”one ring”</text:span>, <text:span text:style-name="T3">”rings”</text:span>, il cui significato e' autoesplicativo.</text:p>
      <text:p text:style-name="Text_20_body"><text:span text:style-name="T3">profile (“spherical”)</text:span>: una stringa identificativa dell'algoritmo di disposizione dei cristalli. I valori che questa stringa può assumere sono: <text:span text:style-name="T3">”spherical”</text:span>, <text:span text:style-name="T3">”parabola”</text:span>, <text:span text:style-name="T3">”flat”</text:span>, il cui significato e' autoesplicativo.</text:p>
      <text:p text:style-name="Text_20_body"><text:span text:style-name="T4">thickness</text:span><text:span text:style-name="T3">_</text:span><text:span text:style-name="T4">profile</text:span><text:span text:style-name="T3"> (“fixed”)</text:span>: una stringa identificativa dell'algoritmo con cui viene deciso lo spessore dei cristalli. I valori che questa stringa può assumere sono: <text:span text:style-name="T3">“fixed”</text:span>, <text:span text:style-name="T3">“</text:span><text:span text:style-name="T4">optimized”</text:span> il cui significato e' autoesplicativo. I valori dello spessore sono comunque soggetti al vincolo del parametro opzionale <text:span text:style-name="T4">thickness_threshold</text:span><text:span text:style-name="T1"> (</text:span><text:span text:style-name="T8">descritto</text:span><text:span text:style-name="T1"> in </text:span><text:span text:style-name="T8">seguito</text:span><text:span text:style-name="T1">).</text:span></text:p>
      <text:p text:style-name="Text_20_body"><text:span text:style-name="T4">thickness</text:span><text:span text:style-name="T3">_</text:span><text:span text:style-name="T4">threshold</text:span><text:span text:style-name="T3"> <text:s/>((0, 10))</text:span>: un oggetto iterabile contente i limiti (in cm) inferiore e superiore per lo spessore del cristallo.</text:p>
      <text:p text:style-name="Text_20_body"><text:span text:style-name="T4">thickness</text:span><text:span text:style-name="T3">_</text:span><text:span text:style-name="T4">factor</text:span><text:span text:style-name="T3"> <text:s/>(1.)</text:span>: specifica un coefficiente moltiplicativo per aumentare o diminuire lo spessore del cristallo. Utile per diminuire la massa della lente.</text:p>
      <text:p text:style-name="Text_20_body"><text:span text:style-name="T3">datadir (“data”)</text:span>: cartella, <text:span text:style-name="T9">esistente</text:span>, nella quale verranno creati i file di output.</text:p>
      <text:p text:style-name="Text_20_body"><text:span text:style-name="T3">Focal (2000.)</text:span>: lunghezza focale della lente (cm).</text:p>
      <text:p text:style-name="Text_20_body"><text:span text:style-name="T3">Emin (100.)</text:span>: estremo inferiore della banda nominale di energia (keV).</text:p>
      <text:p text:style-name="Text_20_body"><text:span text:style-name="T3">Emin (600.)</text:span>: estremo superiore della banda nominale di energia (keV).</text:p>
      <text:p text:style-name="Text_20_body"><text:span text:style-name="T3">dim((1., 1., 0.4))</text:span>: un oggetto iterabile che specifica le dimensioni dei cristalli (cm). Lo spessore (terza componente dell'oggetto) verrà poi modificato dagli algoritmi del programma in funzione della posizione del cristallo sulla lente.</text:p>
      <text:p text:style-name="Text_20_body"><text:span text:style-name="T3">framewidth (0.20)</text:span>: spazio da riservare attorno al cristallo (cm).</text:p>
      <text:p text:style-name="Text_20_body"><text:span text:style-name="T3">fwhm (1.)</text:span>: Larghezza a mezza altezza della distribuzione dei piani cristallini (arcmin).</text:p>
      <text:p text:style-name="Text_20_body"><text:span text:style-name="T3">hkl ((1,1,1))</text:span>: indici di Miller dei piani principali del cristallo.</text:p>
      <text:p text:style-name="Text_20_body"><text:span text:style-name="T3">Z (29)</text:span>: Numero atomico del materiale cristallino.</text:p>
      <text:p text:style-name="Text_20_body"><text:span text:style-name="T3">microthick (0.)</text:span>: spessore in micron dei microblocchi cristallini. 0 significa condizione ottimale.</text:p>
      <text:p text:style-name="Text_20_body"><text:span text:style-name="T3">xtalctrls ([])</text:span>: funzioni per modificare la presenza o meno dei cristalli su di una lente (<text:span text:style-name="T9">deprecato</text:span>).</text:p>
      <text:p text:style-name="Text_20_body"><text:span text:style-name="T3">pixels ((50,50))</text:span>: numero di pixel (x,y) sul detector.</text:p>
      <text:p text:style-name="Text_20_body"><text:span text:style-name="T3">pitches ((0.2,0.2))</text:span>: Dimensione dei pixel (x,y) sul detector (cm).</text:p>
      <text:p text:style-name="Text_20_body"><text:span text:style-name="T3">error (0.)</text:span>: FWHM dell'errore (si suppone una distribuzione gaussiana) nel posizionamento dei cristalli (arcmin)</text:p>
      <text:p text:style-name="Text_20_body">Un programma funzionante che utilizza questa classe si può trovare negli esempi (cartella <text:span text:style-name="T2">generic</text:span>, file <text:span text:style-name="T2">macro.py</text:span>).</text:p>
      <text:list text:style-name="Numbering_20_1" text:continue-numbering="true">
        <text:list-item>
          <text:list text:continue-numbering="true">
            <text:list-item>
              <text:p text:style-name="Heading_20_2"><text:span text:style-name="T5">Ring</text:span> (derivata da Generic)</text:p>
            </text:list-item>
          </text:list>
        </text:list-item>
      </text:list>
      <text:p text:style-name="Text_20_body">Eredita tutte le caratteristiche della classe genitrice con le seguenti differenze:</text:p>
      <text:list text:style-name="L6">
        <text:list-item>
          <text:p text:style-name="P35">il valore di default dell'argomento <text:span text:style-name="T3">name</text:span> del costruttore è <text:span text:style-name="T3">“ring”</text:span>.</text:p>
        </text:list-item>
        <text:list-item>
          <text:p text:style-name="P35">La geometria ovviamente non è più definibile, visto che la classe è stata specificatamente sviluppata per <text:s/>un singolo anello. L'argomento opzionale <text:span text:style-name="T3">geo</text:span> è per questo motivo stato rimosso.</text:p>
        </text:list-item>
        <text:list-item>
          <text:p text:style-name="P35">Essendo un unico anello di cristalli identici la banda di lavoro è molto più stretta. Per questo motivo gli argomenti opzionali <text:span text:style-name="T3">Emin</text:span> ed <text:span text:style-name="T3">Emax</text:span> sono sostituiti da due nuovi argomenti, sempre opzionali ma mutualmente esclusivi: <text:span text:style-name="T3">energy</text:span> e <text:span text:style-name="T3">radius</text:span>. Entrambi hanno valore di default <text:span text:style-name="T3">None</text:span>, ma almeno uno dei due va settato ad un valore float. Per <text:span text:style-name="T3">energy</text:span> è l'energia per cui l'anello deve essere efficacie (keV), mentre <text:span text:style-name="T3">radius</text:span> permette di specificare il raggio dell'anello (cm). Nel caso entrambi siano specificati, <text:span text:style-name="T3">radius</text:span> ha la precedenza.</text:p>
        </text:list-item>
      </text:list>
      <text:p text:style-name="Text_20_body">La classe sfrutta la simmetria cilindrica della lente per eseguire i calcoli in maniera più rapida.</text:p>
      <text:p text:style-name="Text_20_body">Un programma funzionante che utilizza questa classe si può trovare negli esempi (cartella <text:span text:style-name="T2">ring</text:span>, file <text:span text:style-name="T2">macro.py</text:span>).</text:p>
      <text:list text:style-name="Numbering_20_1" text:continue-numbering="true">
        <text:list-item>
          <text:list text:continue-numbering="true">
            <text:list-item>
              <text:p text:style-name="Heading_20_2"><text:span text:style-name="T6">Rings</text:span> (derivata da Generic)</text:p>
            </text:list-item>
          </text:list>
        </text:list-item>
      </text:list>
      <text:p text:style-name="Text_20_body">Eredita tutte le caratteristiche della classe genitrice con le seguenti differenze:</text:p>
      <text:list text:style-name="L7">
        <text:list-item>
          <text:p text:style-name="P38">il valore di default dell'argomento <text:span text:style-name="T3">name</text:span> del costruttore è <text:span text:style-name="T3">“rings”</text:span>.</text:p>
        </text:list-item>
        <text:list-item>
          <text:p text:style-name="P38">La geometria ovviamente non è più definibile, visto che la classe è stata specificatamente sviluppata per una disposizione dei cristalli ad anelli concentrici. L'argomento opzionale <text:span text:style-name="T3">geo</text:span> è per questo motivo stato rimosso.</text:p>
        </text:list-item>
      </text:list>
      <text:p text:style-name="Text_20_body">La classe sfrutta la simmetria cilindrica della lente per eseguire i calcoli in maniera più rapida.</text:p>
      <text:p text:style-name="Text_20_body">Un programma funzionante che utilizza questa classe si può trovare negli esempi (cartella <text:span text:style-name="T2">rings</text:span>, file <text:span text:style-name="T2">macro.py</text:span>).</text:p>
      <text:list text:style-name="Numbering_20_1" text:continue-numbering="true">
        <text:list-item>
          <text:list text:continue-numbering="true">
            <text:list-item>
              <text:p text:style-name="Heading_20_2"><text:span text:style-name="T5">Spiral</text:span> (derivata da Generic)</text:p>
            </text:list-item>
          </text:list>
        </text:list-item>
      </text:list>
      <text:p text:style-name="Text_20_body">Eredita tutte le caratteristiche della classe genitrice con le seguenti differenze:</text:p>
      <text:list text:style-name="L8">
        <text:list-item>
          <text:p text:style-name="P40">il valore di default dell'argomento <text:span text:style-name="T3">name</text:span> del costruttore è <text:span text:style-name="T3">“spiral”</text:span>.</text:p>
        </text:list-item>
        <text:list-item>
          <text:p text:style-name="P40">La geometria ovviamente non è più definibile, visto che la classe è stata specificatamente sviluppata per una disposizione lungo una spirale dei cristalli. L'argomento opzionale <text:span text:style-name="T3">geo</text:span> è per questo motivo stato rimosso.</text:p>
        </text:list-item>
      </text:list>
      <text:p text:style-name="Text_20_body">Un programma funzionante che utilizza questa classe si può trovare negli esempi cartella <text:span text:style-name="T2">spiral</text:span>, file <text:span text:style-name="T2">macro.py</text:span>).</text:p>
      <text:list text:style-name="Numbering_20_1" text:continue-numbering="true">
        <text:list-item>
          <text:list text:continue-numbering="true">
            <text:list-item>
              <text:p text:style-name="Heading_20_2"><text:span text:style-name="T5">SingleXtal</text:span> (derivata da Generic)</text:p>
            </text:list-item>
          </text:list>
        </text:list-item>
      </text:list>
      <text:p text:style-name="Text_20_body">Eredita tutte le caratteristiche della classe genitrice con le seguenti differenze:</text:p>
      <text:list text:style-name="L9">
        <text:list-item>
          <text:p text:style-name="P42">il valore di default dell'argomento <text:span text:style-name="T3">name</text:span> del costruttore è <text:span text:style-name="T3">“one”</text:span>.</text:p>
        </text:list-item>
        <text:list-item>
          <text:p text:style-name="P42">La geometria ovviamente non e' più' definibile, visto che la classe e' stata specificatamente sviluppata per <text:s/>un singolo cristallo. L'argomento opzionale <text:span text:style-name="T3">geo</text:span> è per questo motivo stato rimosso.</text:p>
        </text:list-item>
        <text:list-item>
          <text:p text:style-name="P42">Essendo un unico anello di cristalli identici la banda di lavoro è molto più stretta. Per questo motivo gli argomenti opzionali <text:span text:style-name="T3">Emin</text:span> ed <text:span text:style-name="T3">Emax</text:span> sono sostituiti da due nuovi argomenti, sempre opzionali ma mutualmente esclusivi: <text:span text:style-name="T3">energy</text:span> e <text:span text:style-name="T3">radius</text:span>. Entrambi hanno valore di default <text:span text:style-name="T3">None</text:span>, ma almeno uno dei due va settato ad un valore float. Per <text:span text:style-name="T3">energy</text:span> è l'energia per cui l'anello deve essere efficacie (keV), mentre <text:span text:style-name="T3">radius</text:span> permette di specificare il raggio dell'anello (cm). Nel caso entrambi siano specificati, <text:span text:style-name="T3">radius</text:span> ha la precedenza.</text:p>
        </text:list-item>
      </text:list>
      <text:p text:style-name="Text_20_body">Un programma funzionante che utilizza questa classe si può trovare negli esempi cartella <text:span text:style-name="T2">one</text:span>, file <text:span text:style-name="T2">macro.py</text:span>).</text:p>
      <text:list text:style-name="Numbering_20_1" text:continue-numbering="true">
        <text:list-item>
          <text:list text:continue-numbering="true">
            <text:list-item>
              <text:p text:style-name="Heading_20_2">Creare una nuova lente</text:p>
            </text:list-item>
          </text:list>
        </text:list-item>
      </text:list>
      <text:p text:style-name="Text_20_body">E' possibile sfruttare le classi finora definite per derivare da esse nuove classi con caratteristiche diverse. La classe derivata permette di implementare in modo nuovo alcuni metodi della genitrice.</text:p>
      <text:p text:style-name="Text_20_body">Un programma funzionante che utilizza una classe derivata si può trovare negli esempi (cartella <text:span text:style-name="T2">custom</text:span>, file <text:span text:style-name="T2">macro.py</text:span>). Nell'esempio viene mostrato come modificare la geometria di disposizione a spirale scartando tutti i cristalli che sono al di fuori di due rami di iperbole.</text:p>
      <text:list text:style-name="Numbering_20_1" text:continue-numbering="true">
        <text:list-item>
          <text:p text:style-name="Heading_20_1">Descrizione del metodo macro</text:p>
        </text:list-item>
      </text:list>
      <text:p text:style-name="Text_20_body">Dopo l'inizializzazione di un oggetto lente, l'utente può ottenere gran parte delle informazioni chiave sulle proprietà della stessa utilizzando il metodo macro.</text:p>
      <text:p text:style-name="Text_20_body">Il metodo macro crea un file di <text:span text:style-name="T1">log</text:span> nella cartella specificata dall'argomento <text:span text:style-name="T3">datadir</text:span> del costruttore. Nella stessa cartella vengono creati dei file sequenziali con prefisso dato dall'argomento <text:span text:style-name="T3">name</text:span> del costruttore, suffisso numerico ed estensione “<text:span text:style-name="T3">dat</text:span>” contenenti valori dai in formato ASCII e altri con estensione “<text:span text:style-name="T4">plot</text:span>” contenenti istruzioni per il programma gnuplot, in grado di generare grafici dei relativi dati. Seguendo questa logica, i nomi dei file riportati in seguito nel testo, vanno intesi nel seguente modo: al poste di <text:span text:style-name="T3">“NAME”</text:span> si dovrà sostituire il prefisso e al posto del carattere <text:span text:style-name="T3">“#”</text:span> il suffisso numerico.</text:p>
      <text:p text:style-name="Text_20_body">Il metodo macro accetta i seguenti argomenti opzionali (tra parentesi il valore di default):</text:p>
      <text:p text:style-name="Text_20_body"><text:span text:style-name="T3">INFO (False)</text:span>: se posto uguale a <text:span text:style-name="T4">True</text:span>, restituisce informazioni dettagliate sull'oggetto esaminato invocando il metodo <text:span text:style-name="T3">info()</text:span> dell'oggetto lente, altrimenti non fa nulla. </text:p>
      <text:p text:style-name="Text_20_body"><text:span text:style-name="T2">File di output:</text:span> <text:span text:style-name="T3">“NAME_info_#.dat”</text:span></text:p>
      <text:p text:style-name="P7"/>
      <text:p text:style-name="Text_20_body"><text:span text:style-name="T3">XTALINFO (False)</text:span>: se posto uguale a <text:span text:style-name="T3">True</text:span>, crea un file ASCII contenente una riga per ogni cristallo. Per ciascuna riga sono tabulati i dati relativi alla posizione e all'orientazione dei cristalli. </text:p>
      <text:p text:style-name="Text_20_body"><text:span text:style-name="T2">File di output:</text:span> <text:span text:style-name="T3">“NAME_xtalinfo_#.dat”</text:span>, <text:span text:style-name="T3">“NAME_xtalinfo_#.plot”</text:span>.</text:p>
      <text:p text:style-name="Text_20_body"/>
      <text:p text:style-name="Text_20_body"><text:span text:style-name="T3">ERANGE (False)</text:span>: se è diverso da <text:span text:style-name="T3">False</text:span> genera una lista di valori di energia secondo la logica della funzione <text:span text:style-name="T3">range</text:span><text:note text:id="ftn4" text:note-class="footnote"><text:note-citation>5</text:note-citation><text:note-body><text:p text:style-name="Footnote">Descritta all'indirizzo: http://docs.python.org/lib/built-in-funcs.html</text:p></text:note-body></text:note>. Le proprietà dell'ottica dipendenti dall'energia verranno calcolate per i valori forniti da questa lista. Ad esempio <text:span text:style-name="T3">macro(AREA=True, ERANGE=(600, 700))</text:span> significa che verrà calcolata l'area efficacie per le energie che vanno da 600 a 700 keV ad intervalli di un keV. Il valore di default equivale a <text:span text:style-name="T3">ERANGE=(Emin, Emax [,1])</text:span>, dove i primi due argomenti sono i limiti della banda di lavoro nominale della lente, mentre il terzo argomento (opzionale), corrisponde allo step di default della funzione <text:span text:style-name="T3">range</text:span>.</text:p>
      <text:p text:style-name="Text_20_body"/>
      <text:p text:style-name="Text_20_body"><text:span text:style-name="T3">AREA (False)</text:span>: se <text:span text:style-name="T3">True</text:span>, crea un file ASCII contenente l'area efficacie della lente in funzione dei valori di energia descritti da <text:span text:style-name="T3">ERANGE</text:span>. </text:p>
      <text:p text:style-name="Text_20_body"><text:span text:style-name="T2">File di output:</text:span> <text:span text:style-name="T3">“NAME_area_#.dat”</text:span>, <text:span text:style-name="T3">“NAME_area_#.plot”</text:span>.</text:p>
      <text:p text:style-name="P7"/>
      <text:p text:style-name="Text_20_body"><text:span text:style-name="T3">MC (False)</text:span>: se <text:span text:style-name="T3">True</text:span>, crea file ASCII contenente la distribuzione dei fotoni diffratti sul piano focale (<text:span text:style-name="T3">“NAME_mc_#.dat”</text:span>), la loro distribuzione radiale (<text:span text:style-name="T3">“NAME_mc_r_#.dat”</text:span>), l'integrale di quest'ultima (<text:span text:style-name="T3">“NAME_mc_encircled_#.dat”</text:span>), la distribuzione lungo i due assi (<text:span text:style-name="T3">“NOME_mc_x_X.dat”</text:span>) ed (<text:span text:style-name="T3">“NOME_mc_y_X.dat”</text:span>). Inoltre crea i corrispettivi file per Gnuplot.</text:p>
      <text:p text:style-name="Text_20_body"/>
      <text:p text:style-name="Text_20_body"><text:span text:style-name="T3">SENS (False)</text:span>: Se <text:span text:style-name="T3">True</text:span>, crea un file ASCII contenente la sensibilità della lente in funzione dei valori di energia descritti da <text:span text:style-name="T3">ERANGE</text:span>. </text:p>
      <text:p text:style-name="Text_20_body"><text:span text:style-name="T2">Nota:</text:span> Necessita <text:span text:style-name="T3">MC=True</text:span>. </text:p>
      <text:p text:style-name="Text_20_body"><text:span text:style-name="T2">File di output:</text:span> <text:span text:style-name="T3">“NAME_sens_#.dat”</text:span>, <text:span text:style-name="T3">“NAME_sens_#.plot”</text:span></text:p>
      <text:p text:style-name="P7"/>
      <text:p text:style-name="Text_20_body"><text:span text:style-name="T3">S (False)</text:span>: Se <text:span text:style-name="T3">True</text:span>, crea un file ASCII contenente la superficie equivalente della lente in funzione dei valori di energia descritti da <text:span text:style-name="T3">ERANGE</text:span>. </text:p>
      <text:p text:style-name="Text_20_body"><text:span text:style-name="T2">Nota:</text:span> Necessita <text:span text:style-name="T3">MC=True</text:span>. </text:p>
      <text:p text:style-name="Text_20_body"><text:span text:style-name="T2">File di output:</text:span> <text:span text:style-name="T3">“NAME_S_#.dat”</text:span>, <text:span text:style-name="T3">“NAME_S_#.plot”</text:span></text:p>
      <text:p text:style-name="P8"/>
      <text:p text:style-name="Text_20_body"><text:span text:style-name="T3">G (False)</text:span>: Se <text:span text:style-name="T3">True</text:span>, crea un file ASCII contenente la superficie equivalente della lente in funzione dei valori di energia descritti da <text:span text:style-name="T3">ERANGE</text:span>. </text:p>
      <text:p text:style-name="Text_20_body"><text:span text:style-name="T2">Nota:</text:span> Necessita <text:span text:style-name="T3">MC=True</text:span>. </text:p>
      <text:p text:style-name="Text_20_body"><text:span text:style-name="T2">File di output:</text:span> <text:span text:style-name="T3">“NAME_G_#.dat”</text:span>, <text:span text:style-name="T3">“NAME_G_#.plot”</text:span></text:p>
      <text:p text:style-name="Text_20_body"/>
      <text:p text:style-name="Text_20_body"><text:span text:style-name="T3">PHOTONS (0)</text:span>: Numero di fotoni da simulati dal Monte Carlo</text:p>
      <text:p text:style-name="Text_20_body"/>
      <text:p text:style-name="Text_20_body"><text:span text:style-name="T3">OFFSET (0.0)</text:span>: Offset della sorgente (arcmin)</text:p>
      <text:p text:style-name="P7"/>
      <text:p text:style-name="Text_20_body"><text:span text:style-name="T3">FRACTION (0.5)</text:span>: Frazione dei fotoni considerata nel calcolo della sensibilità.</text:p>
      <text:p text:style-name="Text_20_body"/>
      <text:p text:style-name="Text_20_body"><text:span text:style-name="T3">Tobs (1.e6)</text:span>: Tempo di osservazione (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Mono1" svg:font-family="'Liberation Mono'" style:font-pitch="fixed"/>
    <style:font-face style:name="Liberation Mono" svg:font-family="'Liberation Mono'" style:font-adornments="Regular" style:font-pitch="fixed"/>
    <style:font-face style:name="Liberation Mono2"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auto-update="true" style:class="text" style:master-page-name="">
      <style:paragraph-properties fo:margin-top="0mm" fo:margin-bottom="0mm" fo:line-height="121%" fo:text-align="justify" style:justify-single-word="false" fo:background-color="transparent" style:shadow="none">
        <style:tab-stops/>
        <style:background-image/>
      </style:paragraph-properties>
      <style:text-properties fo:font-size="11pt" style:font-size-asian="10.5pt"/>
    </style:style>
    <style:style style:name="Marginalia" style:family="paragraph" style:parent-style-name="Text_20_body" style:class="text">
      <style:paragraph-properties fo:margin-left="40.01mm" fo:margin-right="0mm"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paragraph-properties text:number-lines="true" text:line-number="0"/>
      <style:text-properties style:font-name="Liberation Mono1" fo:font-size="110%" fo:font-style="normal" fo:font-weight="bold" style:font-size-asian="14pt" style:font-style-asian="normal" style:font-weight-asian="normal" style:font-size-complex="14pt" style:font-style-complex="normal" style:font-weight-complex="normal"/>
    </style:style>
    <style:style style:name="List" style:family="paragraph" style:parent-style-name="Text_20_body" style:class="list">
      <style:text-properties style:font-size-asian="12pt"/>
    </style:style>
    <style:style style:name="List_20_1" style:display-name="List 1" style:family="paragraph" style:parent-style-name="List" style:class="list">
      <style:paragraph-properties fo:margin-left="6.35mm" fo:margin-right="0mm" fo:margin-top="0mm" fo:margin-bottom="0mm" fo:text-indent="-6.35mm" style:auto-text-indent="false"/>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mm" fo:margin-bottom="1.06mm" text:number-lines="false" text:line-number="0"/>
    </style:style>
    <style:style style:name="Sender" style:family="paragraph" style:parent-style-name="Standard" style:class="extra">
      <style:paragraph-properties fo:margin-top="0mm" fo:margin-bottom="1.06mm" text:number-lines="false" text:line-number="0"/>
    </style:style>
    <style:style style:name="Index" style:family="paragraph" style:parent-style-name="Standard" style:class="index">
      <style:paragraph-properties text:number-lines="false" text:line-number="0"/>
      <style:text-properties style:font-size-asian="12pt"/>
    </style:style>
    <style:style style:name="Index_20_2" style:display-name="Index 2" style:family="paragraph" style:parent-style-name="Index" style:class="index">
      <style:paragraph-properties fo:margin-left="4.99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0.97mm" style:type="right" style:leader-style="dotted" style:leader-text="."/>
        </style:tab-stops>
      </style:paragraph-properties>
    </style:style>
    <style:style style:name="Title" style:family="paragraph" style:parent-style-name="Contents_20_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 style:family="paragraph" style:parent-style-name="Standard" style:master-page-name="">
      <style:paragraph-properties fo:margin-left="12.7mm" fo:margin-right="12.7mm" fo:margin-top="0.49mm" fo:margin-bottom="0.49mm" fo:line-height="100%" fo:orphans="2" fo:widows="2" fo:text-indent="0mm" style:auto-text-indent="false" fo:background-color="transparent" fo:padding="0.51mm" fo:border="0.35mm solid #000000" style:shadow="none">
        <style:tab-stops/>
        <style:background-image/>
      </style:paragraph-properties>
      <style:text-properties style:font-name="Liberation Mono" fo:font-size="10pt" style:font-size-asian="10.5pt"/>
    </style:style>
    <style:style style:name="author" style:family="paragraph" style:parent-style-name="Sender"/>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fo:color="#333333" style:font-name="Liberation Mono2" fo:font-size="10pt" fo:background-color="transparent" style:font-name-asian="Liberation Mono2" style:font-size-asian="10.5pt" style:font-name-complex="Liberation Mono2"/>
    </style:style>
    <style:style style:name="Labels" style:family="graphic" style:auto-update="true">
      <style:graphic-properties text:anchor-type="as-char" svg:y="0mm" fo:margin-left="2.01mm" fo:margin-right="2.01mm" style:protect="size position" style:vertical-pos="top" style:vertical-rel="baseline"/>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Numbering_20_2" style:display-name="Numbering 2">
      <text:list-level-style-number text:level="1" text:style-name="Numbering_20_Symbols" style:num-prefix=" " style:num-suffix="." style:num-format="1">
        <style:list-level-properties text:space-before="0.02mm" text:min-label-width="4.97mm"/>
      </text:list-level-style-number>
      <text:list-level-style-number text:level="2" text:style-name="Numbering_20_Symbols" style:num-prefix=" " style:num-suffix="." style:num-format="1" text:start-value="2" text:display-levels="2">
        <style:list-level-properties text:space-before="5.03mm" text:min-label-width="4.97mm"/>
      </text:list-level-style-number>
      <text:list-level-style-number text:level="3" text:style-name="Numbering_20_Symbols" style:num-prefix=" " style:num-suffix=")" style:num-format="a" text:start-value="3">
        <style:list-level-properties text:space-before="10.02mm" text:min-label-width="4.97mm"/>
      </text:list-level-style-number>
      <text:list-level-style-bullet text:level="4" text:style-name="Bullet_20_Symbols" style:num-prefix=" " style:num-suffix=" " text:bullet-char="•">
        <style:list-level-properties text:space-before="15.03mm" text:min-label-width="4.97mm"/>
        <style:text-properties fo:font-family="StarSymbol" style:font-charset="x-symbol"/>
      </text:list-level-style-bullet>
      <text:list-level-style-bullet text:level="5" text:style-name="Bullet_20_Symbols" style:num-prefix=" " style:num-suffix=" " text:bullet-char="•">
        <style:list-level-properties text:space-before="20.02mm" text:min-label-width="4.97mm"/>
        <style:text-properties fo:font-family="StarSymbol" style:font-charset="x-symbol"/>
      </text:list-level-style-bullet>
      <text:list-level-style-bullet text:level="6" text:style-name="Bullet_20_Symbols" style:num-prefix=" " style:num-suffix=" " text:bullet-char="•">
        <style:list-level-properties text:space-before="25.03mm" text:min-label-width="4.97mm"/>
        <style:text-properties fo:font-family="StarSymbol" style:font-charset="x-symbol"/>
      </text:list-level-style-bullet>
      <text:list-level-style-bullet text:level="7" text:style-name="Bullet_20_Symbols" style:num-prefix=" " style:num-suffix=" " text:bullet-char="•">
        <style:list-level-properties text:space-before="30.03mm" text:min-label-width="4.97mm"/>
        <style:text-properties fo:font-family="StarSymbol" style:font-charset="x-symbol"/>
      </text:list-level-style-bullet>
      <text:list-level-style-bullet text:level="8" text:style-name="Bullet_20_Symbols" style:num-prefix=" " style:num-suffix=" " text:bullet-char="•">
        <style:list-level-properties text:space-before="35.04mm" text:min-label-width="4.97mm"/>
        <style:text-properties fo:font-family="StarSymbol" style:font-charset="x-symbol"/>
      </text:list-level-style-bullet>
      <text:list-level-style-bullet text:level="9" text:style-name="Bullet_20_Symbols" style:num-prefix=" " style:num-suffix=" " text:bullet-char="•">
        <style:list-level-properties text:space-before="40.03mm" text:min-label-width="4.97mm"/>
        <style:text-properties fo:font-family="StarSymbol" style:font-charset="x-symbol"/>
      </text:list-level-style-bullet>
      <text:list-level-style-bullet text:level="10" text:style-name="Bullet_20_Symbols" style:num-prefix=" " style:num-suffix=" " text:bullet-char="•">
        <style:list-level-properties text:space-before="45.04mm" text:min-label-width="4.97m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mm" fo:page-height="279.4mm" style:num-format="1" style:print-orientation="portrait" fo:margin-top="3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8-03-07T11:44:05</meta:creation-date>
    <dc:date>2008-03-27T12:45:17</dc:date>
    <dc:language>it-IT</dc:language>
    <meta:editing-cycles>17</meta:editing-cycles>
    <meta:editing-duration>P1DT10H23M33S</meta:editing-duration>
    <meta:user-defined meta:name="Info 1"/>
    <meta:user-defined meta:name="Info 2"/>
    <meta:user-defined meta:name="Info 3"/>
    <meta:user-defined meta:name="Info 4"/>
    <meta:document-statistic meta:table-count="0" meta:image-count="0" meta:object-count="0" meta:page-count="9" meta:paragraph-count="197" meta:word-count="2371" meta:character-count="16489"/>
  </office:meta>
</office:document-meta>
</file>